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818f" officeooo:paragraph-rsid="0007d0e4"/>
    </style:style>
    <style:style style:name="P2" style:family="paragraph" style:parent-style-name="Standard">
      <style:text-properties officeooo:rsid="0008818f" officeooo:paragraph-rsid="0008818f"/>
    </style:style>
    <style:style style:name="P3" style:family="paragraph" style:parent-style-name="Standard">
      <style:text-properties officeooo:rsid="0008818f" officeooo:paragraph-rsid="000a45ff"/>
    </style:style>
    <style:style style:name="P4" style:family="paragraph" style:parent-style-name="Standard">
      <style:text-properties officeooo:rsid="000a45ff" officeooo:paragraph-rsid="000a45ff"/>
    </style:style>
    <style:style style:name="P5" style:family="paragraph" style:parent-style-name="Standard">
      <style:text-properties officeooo:rsid="000c6e52" officeooo:paragraph-rsid="000c6e52"/>
    </style:style>
    <style:style style:name="P6" style:family="paragraph" style:parent-style-name="Standard">
      <style:text-properties officeooo:rsid="000c7711" officeooo:paragraph-rsid="000c7711"/>
    </style:style>
    <style:style style:name="P7" style:family="paragraph" style:parent-style-name="Standard">
      <style:text-properties officeooo:rsid="000d3638" officeooo:paragraph-rsid="000d3638"/>
    </style:style>
    <style:style style:name="P8" style:family="paragraph" style:parent-style-name="Standard">
      <style:text-properties officeooo:rsid="0011b6b3" officeooo:paragraph-rsid="0011b6b3"/>
    </style:style>
    <style:style style:name="P9" style:family="paragraph" style:parent-style-name="Standard">
      <style:text-properties officeooo:rsid="0013658e" officeooo:paragraph-rsid="0013658e"/>
    </style:style>
    <style:style style:name="P10" style:family="paragraph" style:parent-style-name="Standard">
      <style:text-properties officeooo:rsid="0014459e" officeooo:paragraph-rsid="0014459e"/>
    </style:style>
    <style:style style:name="P11" style:family="paragraph" style:parent-style-name="Footer">
      <style:text-properties officeooo:rsid="0010302a" officeooo:paragraph-rsid="0010302a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0c6e52"/>
    </style:style>
    <style:style style:name="T4" style:family="text">
      <style:text-properties style:text-position="0% 100%" fo:font-weight="bold" style:font-weight-asian="bold" style:font-weight-complex="bold"/>
    </style:style>
    <style:style style:name="T5" style:family="text">
      <style:text-properties style:text-position="0% 100%" fo:font-weight="normal" style:font-weight-asian="normal" style:font-weight-complex="normal"/>
    </style:style>
    <style:style style:name="T6" style:family="text">
      <style:text-properties style:text-position="0% 100%" fo:font-weight="normal" officeooo:rsid="0010302a" style:font-weight-asian="normal" style:font-weight-complex="normal"/>
    </style:style>
    <style:style style:name="T7" style:family="text">
      <style:text-properties style:text-position="super 58%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hsysics 28.10.2019</text:p>
      <text:p text:style-name="P1"/>
      <text:p text:style-name="P2">Newton’s laws of motion:</text:p>
      <text:p text:style-name="P2">1: an object stays at a constant velocity unless acted upon by an outside force</text:p>
      <text:p text:style-name="P2">Either at rest, or constantly moving. Keep in mind gravity and friction/air resistance count.</text:p>
      <text:p text:style-name="P2">2: take a body of mass “m”, give it a force “F”, <draw:frame draw:style-name="fr1" draw:name="Object1" text:anchor-type="as-char" svg:y="-0.377cm" svg:width="1.75cm" svg:height="0.467cm" draw:z-index="0"><draw:object xlink:href="./Object 1" xlink:type="simple" xlink:show="embed" xlink:actuate="onLoad"/><draw:image xlink:href="./ObjectReplacements/Object 1" xlink:type="simple" xlink:show="embed" xlink:actuate="onLoad"/></draw:frame>Force is equal to mass ties acceleration.</text:p>
      <text:p text:style-name="P2">This acts in conjuction with the first law in that if the force is taken away the mass will continue to move.</text:p>
      <text:p text:style-name="P3">3: every action has an equal and oposite reaction, for a force “F” applied to a mass, the mass will exert a force on the exerter equivilePhsysics 28.10.2019nt to “-F”.</text:p>
      <text:p text:style-name="P4">Keep in mind movement is still possible because no one object is providing both forces.</text:p>
      <text:p text:style-name="P4"/>
      <text:p text:style-name="P4">Newtons view of gravity:</text:p>
      <text:p text:style-name="P4">Any two masses, m<text:span text:style-name="T1">1</text:span><text:span text:style-name="T2"> and m</text:span><text:span text:style-name="T1">2</text:span><text:span text:style-name="T2"> there is a gravitational force between them which is equal to </text:span><text:span text:style-name="T2"><draw:frame draw:style-name="fr1" draw:name="Object2" text:anchor-type="as-char" svg:y="-0.683cm" svg:width="2.115cm" svg:height="1.122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<text:s/>, where d is the distance between the centres of the two masses.</text:span></text:p>
      <text:p text:style-name="P4"><text:span text:style-name="T2">This applies to any two masses, but isn’t that noticeable without extremely large masses and comparitvely short distances. </text:span></text:p>
      <text:p text:style-name="P4"><text:span text:style-name="T2">Any calculations performed relative to the earth is uses the fact that the mass and size of the earth are constant to generate a value “g”, reducing the equation to F=g*m</text:span><text:span text:style-name="T1">2</text:span><text:span text:style-name="T2"> . For eath the value of g is 9,81m/s</text:span><text:span text:style-name="T7">2</text:span><text:span text:style-name="T2">, but if you are working with </text:span><text:span text:style-name="T3">o</text:span><text:span text:style-name="T2">ther planets, masses, </text:span><text:span text:style-name="T3">or different altitudes</text:span><text:span text:style-name="T2"> this can change.</text:span></text:p>
      <text:p text:style-name="P5"><text:span text:style-name="T2">Weight is equal to mass times g. your mass doesn’t change, but depending on g, your weight can change.</text:span></text:p>
      <text:p text:style-name="P5"><text:span text:style-name="T2"/></text:p>
      <text:p text:style-name="P5"><text:span text:style-name="T2">F=ma always holds true, however resistive forces can change the outcome.</text:span></text:p>
      <text:p text:style-name="P5"><text:span text:style-name="T2">Force is mesured in newtons, which is a shortening of Kg m/s</text:span><text:span text:style-name="T7">2</text:span><text:span text:style-name="T2">, (Killograms metres/second</text:span><text:span text:style-name="T7">2</text:span><text:span text:style-name="T2">).</text:span></text:p>
      <text:p text:style-name="P5"><text:span text:style-name="T2">Resistive forces can be calcualted using the same F=ma formula, but the resultant force is caulcuated with the products F. EG:</text:span></text:p>
      <text:p text:style-name="P5"><text:span text:style-name="T2"><draw:frame draw:style-name="fr1" draw:name="Object3" text:anchor-type="as-char" svg:y="-1.097cm" svg:width="5.018cm" svg:height="2.043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5"><text:span text:style-name="T2"/></text:p>
      <text:p text:style-name="P6"><text:span text:style-name="T2">keep in mind that this is force applied, calcuated with acceleration. If F=0, that simply means there is </text:span><text:span text:style-name="T4">no change in speed</text:span><text:span text:style-name="T5">, not that the speed is 0.</text:span></text:p>
      <text:p text:style-name="P6"><text:span text:style-name="T5">Also keep in mind that these are vector equations. The examples shown only apply if the forces are in line with eachother. <text:s/>Forces in the same line can be added and subtracted. </text:span></text:p>
      <text:p text:style-name="P6"><text:span text:style-name="T5">One way to calculate the resultant force from two other forces not in the same line of action is to greate a triangle with the two esiting forces, then measure the third length to get the resultant force and direction. Pythagorean methods can also be used.</text:span></text:p>
      <text:p text:style-name="P6"><text:span text:style-name="T5"/></text:p>
      <text:p text:style-name="P7"><text:span text:style-name="T5">Stopping distance is “thinking distance” the distance it takes for the driver to start breaking, plus “breaking distance”, the distance it takes for the car to stop.</text:span></text:p>
      <text:p text:style-name="P7"><text:span text:style-name="T5">The higher the speed of the vehicle, the greater these values are going to be the more distance It will take for the car to stop….drive safely kids.</text:span></text:p>
      <text:p text:style-name="P7"><text:span text:style-name="T5"/></text:p>
      <text:p text:style-name="P7"><text:span text:style-name="T5"/></text:p>
      <text:p text:style-name="P7"><text:span text:style-name="T5">Work is equal to force times distance, but only when the distance and the force are parallel to eachother. Work is mesured in Joules or NewtonMeters, a mesure of energy.</text:span></text:p>
      <text:p text:style-name="P7"><text:soft-page-break/><text:span text:style-name="T5">Kinetic energy is </text:span><text:span text:style-name="T5"><draw:frame draw:style-name="fr1" draw:name="Object4" text:anchor-type="as-char" svg:y="-0.619cm" svg:width="1.187cm" svg:height="0.998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5"><text:s/>, or half mass times velocity squared.</text:span></text:p>
      <text:p text:style-name="P7"><text:span text:style-name="T5">Potential energy is </text:span><text:span text:style-name="T5"><draw:frame draw:style-name="fr1" draw:name="Object5" text:anchor-type="as-char" svg:y="-0.377cm" svg:width="1.683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5"><text:s/>, or mass times gravitationalfelisd strength9small g), times height.</text:span></text:p>
      <text:p text:style-name="P7"><text:span text:style-name="T5">Potential energy can convert</text:span><text:span text:style-name="T6">ed</text:span><text:span text:style-name="T5"> into kinetic energy. Ideally the transfer should be 1:1, but some energy will be lost to sound, heat, and resisitve forces. </text:span><text:span text:style-name="T6">Remember that the all the energy goes somewhere, it cannot be created or destroyed.</text:span></text:p>
      <text:p text:style-name="P7"><text:span text:style-name="T6"/></text:p>
      <text:p text:style-name="P8"><text:span text:style-name="T6">E</text:span><text:span text:style-name="T5">lastic potential energy is force stored by a compressed or extended spring, represented as F=ke, where K is the spring constant for the spring and e is the extension.</text:span></text:p>
      <text:p text:style-name="P8"><text:span text:style-name="T5"/></text:p>
      <text:p text:style-name="P9"><text:span text:style-name="T5">When working with vertical forces, rember that with wk=F*d, d is equal to h in mgh.</text:span></text:p>
      <text:p text:style-name="P10"><text:span text:style-name="T5">Anf always include your units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0302a" officeooo:paragraph-rsid="0010302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<text:s/>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2:49:48.680000000</meta:creation-date>
    <dc:date>2019-10-28T16:04:35.655000000</dc:date>
    <meta:editing-duration>PT1H8M24S</meta:editing-duration>
    <meta:editing-cycles>4</meta:editing-cycles>
    <meta:generator>LibreOffice/6.1.1.2$Windows_X86_64 LibreOffice_project/5d19a1bfa650b796764388cd8b33a5af1f5baa1b</meta:generator>
    <meta:document-statistic meta:table-count="0" meta:image-count="0" meta:object-count="5" meta:page-count="2" meta:paragraph-count="30" meta:word-count="599" meta:character-count="3399" meta:non-whitespace-character-count="2823"/>
  </office:meta>
</office:document-meta>
</file>

<file path=Object 1/content.xml><?xml version="1.0" encoding="utf-8"?>
<math xmlns="http://www.w3.org/1998/Math/MathML" display="block">
  <semantics>
    <mrow>
      <mi>F</mi>
      <mo stretchy="false">=</mo>
      <mrow>
        <mi>m</mi>
        <mo stretchy="false">×</mo>
        <mi>a</mi>
      </mrow>
    </mrow>
    <annotation encoding="StarMath 5.0">F=m times a</annotation>
  </semantics>
</math>
</file>

<file path=Object 2/content.xml><?xml version="1.0" encoding="utf-8"?>
<math xmlns="http://www.w3.org/1998/Math/MathML" display="block">
  <semantics>
    <mfrac>
      <mrow>
        <mi>g</mi>
        <mo stretchy="false">×</mo>
        <msub>
          <mi>m</mi>
          <mn>1</mn>
        </msub>
        <mo stretchy="false">×</mo>
        <msub>
          <mi>m</mi>
          <mn>2</mn>
        </msub>
      </mrow>
      <msup>
        <mi>d</mi>
        <mn>2</mn>
      </msup>
    </mfrac>
    <annotation encoding="StarMath 5.0">{g times m sub1 times m sub2} over d^2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row>
                <mo fence="true" stretchy="false">(</mo>
                <mrow>
                  <mrow>
                    <mn>100</mn>
                    <mo stretchy="false">∗</mo>
                    <mn>10</mn>
                  </mrow>
                </mrow>
                <mo fence="true" stretchy="false">)</mo>
              </mrow>
              <mo stretchy="false">−</mo>
              <mrow>
                <mo fence="true" stretchy="false">(</mo>
                <mrow>
                  <mrow>
                    <mn>60</mn>
                    <mo stretchy="false">∗</mo>
                    <mn>10</mn>
                  </mrow>
                </mrow>
                <mo fence="true" stretchy="false">)</mo>
              </mrow>
            </mrow>
            <mo stretchy="false">=</mo>
            <mn>400</mn>
          </mrow>
        </mtd>
      </mtr>
      <mtr>
        <mtd>
          <mrow>
            <mrow>
              <mo fence="true" stretchy="false">(</mo>
              <mrow>
                <mrow>
                  <msub>
                    <mi>a</mi>
                    <mn>1</mn>
                  </msub>
                  <mo stretchy="false">∗</mo>
                  <mi>m</mi>
                </mrow>
              </mrow>
              <mo fence="true" stretchy="false">)</mo>
            </mrow>
            <mo stretchy="false">−</mo>
            <mrow>
              <mo fence="true" stretchy="false">(</mo>
              <mrow>
                <mrow>
                  <msub>
                    <mi>a</mi>
                    <mn>2</mn>
                  </msub>
                  <mo stretchy="false">−</mo>
                  <mi>m</mi>
                </mrow>
              </mrow>
              <mo fence="true" stretchy="false">)</mo>
            </mrow>
          </mrow>
        </mtd>
      </mtr>
      <mtr>
        <mtd>
          <mrow>
            <mrow>
              <mrow>
                <mn>100</mn>
                <mo stretchy="false">∗</mo>
                <mn>10</mn>
              </mrow>
              <mo stretchy="false">=</mo>
              <mn>1000,</mn>
            </mrow>
            <mrow>
              <mrow>
                <mn>60</mn>
                <mo stretchy="false">∗</mo>
                <mn>10</mn>
              </mrow>
              <mo stretchy="false">=</mo>
              <mn>600</mn>
            </mrow>
          </mrow>
        </mtd>
      </mtr>
      <mtr>
        <mtd>
          <mrow>
            <mrow>
              <mn>1000</mn>
              <mo stretchy="false">−</mo>
              <mn>600</mn>
            </mrow>
            <mo stretchy="false">=</mo>
            <mn>400</mn>
          </mrow>
        </mtd>
      </mtr>
    </mtable>
    <annotation encoding="StarMath 5.0">(100*10)-( 60*10 )=400 newline
( a sub1*m )-( a sub2 - m ) newline
100*10=1000, 60*10 = 600newline
1000-600=400</annotation>
  </semantics>
</math>
</file>

<file path=Object 4/content.xml><?xml version="1.0" encoding="utf-8"?>
<math xmlns="http://www.w3.org/1998/Math/MathML" display="block">
  <semantics>
    <mrow>
      <mfrac>
        <mn>1</mn>
        <mn>2</mn>
      </mfrac>
      <msup>
        <mi mathvariant="italic">mv</mi>
        <mn>2</mn>
      </msup>
    </mrow>
    <annotation encoding="StarMath 5.0">{1over2} mv^2</annotation>
  </semantics>
</math>
</file>

<file path=Object 5/content.xml><?xml version="1.0" encoding="utf-8"?>
<math xmlns="http://www.w3.org/1998/Math/MathML" display="block">
  <semantics>
    <mrow>
      <mi>m</mi>
      <mo stretchy="false">×</mo>
      <mi>g</mi>
      <mo stretchy="false">×</mo>
      <mi>h</mi>
    </mrow>
    <annotation encoding="StarMath 5.0">m times g times h</annotation>
  </semantics>
</math>
</file>